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ndererContext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ndererContext.removeAttribute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ndererContext.setObjectMode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ndererContext.DefaultRendererContext( RendererAspectChain chain , Layout layout , PortalService ser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endererContext.isRend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ndererContext.invokeNext( Layout layout , PortalService service , ContentHandler 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RendererContext.getAspec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ndererContext.setAttribute( String key , Object attrib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ndererContext.getAttribute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